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2a6" officeooo:paragraph-rsid="00074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</text:p>
      <text:p text:style-name="Standard">Episode: <text:s/>0 Last t: <text:s/>99 Bits used: <text:s/>327</text:p>
      <text:p text:style-name="Standard">Episode: <text:s/>1 Last t: <text:s/>99 Bits used: <text:s/>367</text:p>
      <text:p text:style-name="Standard">Episode: <text:s/>2 Last t: <text:s/>99 Bits used: <text:s/>375</text:p>
      <text:p text:style-name="Standard">Episode: <text:s/>3 Last t: <text:s/>99 Bits used: <text:s/>377</text:p>
      <text:p text:style-name="Standard">Episode: <text:s/>4 Last t: <text:s/>99 Bits used: <text:s/>371</text:p>
      <text:p text:style-name="Standard">Episode: <text:s/>5 Last t: <text:s/>99 Bits used: <text:s/>343</text:p>
      <text:p text:style-name="Standard">Episode: <text:s/>6 Last t: <text:s/>99 Bits used: <text:s/>376</text:p>
      <text:p text:style-name="Standard">Episode: <text:s/>7 Last t: <text:s/>99 Bits used: <text:s/>372</text:p>
      <text:p text:style-name="Standard">Episode: <text:s/>8 Last t: <text:s/>99 Bits used: <text:s/>307</text:p>
      <text:p text:style-name="Standard">Episode: <text:s/>9 Last t: <text:s/>99 Bits used: <text:s/>358</text:p>
      <text:p text:style-name="Standard">Episode: <text:s/>10 Last t: <text:s/>99 Bits used: <text:s/>327</text:p>
      <text:p text:style-name="Standard">Episode: <text:s/>11 Last t: <text:s/>99 Bits used: <text:s/>388</text:p>
      <text:p text:style-name="Standard">Episode: <text:s/>12 Last t: <text:s/>99 Bits used: <text:s/>328</text:p>
      <text:p text:style-name="Standard">Episode: <text:s/>13 Last t: <text:s/>99 Bits used: <text:s/>333</text:p>
      <text:p text:style-name="Standard">Episode: <text:s/>14 Last t: <text:s/>99 Bits used: <text:s/>368</text:p>
      <text:p text:style-name="Standard">Episode: <text:s/>15 Last t: <text:s/>99 Bits used: <text:s/>356</text:p>
      <text:p text:style-name="Standard">Episode: <text:s/>16 Last t: <text:s/>99 Bits used: <text:s/>363</text:p>
      <text:p text:style-name="Standard">Episode: <text:s/>17 Last t: <text:s/>99 Bits used: <text:s/>373</text:p>
      <text:p text:style-name="Standard">Episode: <text:s/>18 Last t: <text:s/>99 Bits used: <text:s/>323</text:p>
      <text:p text:style-name="Standard">Episode: <text:s/>19 Last t: <text:s/>99 Bits used: <text:s/>365</text:p>
      <text:p text:style-name="Standard"/>
      <text:p text:style-name="Standard"/>
      <text:p text:style-name="Standard">/home/liang/anaconda3/envs/py36/bin/python /home/liang/PycharmProjects/SourceCoding/test.py</text:p>
      <text:p text:style-name="Standard"/>
      <text:p text:style-name="Standard">Episode: <text:s/>0 Last t: <text:s/>149 Bits used: <text:s/>506</text:p>
      <text:p text:style-name="Standard">Episode: <text:s/>1 Last t: <text:s/>149 Bits used: <text:s/>563</text:p>
      <text:p text:style-name="Standard">Episode: <text:s/>2 Last t: <text:s/>149 Bits used: <text:s/>542</text:p>
      <text:p text:style-name="Standard">Episode: <text:s/>3 Last t: <text:s/>149 Bits used: <text:s/>542</text:p>
      <text:p text:style-name="Standard">Episode: <text:s/>4 Last t: <text:s/>149 Bits used: <text:s/>576</text:p>
      <text:p text:style-name="Standard">Episode: <text:s/>5 Last t: <text:s/>149 Bits used: <text:s/>484</text:p>
      <text:p text:style-name="Standard">Episode finished after 141 timesteps</text:p>
      <text:p text:style-name="Standard">Episode: <text:s/>6 Last t: <text:s/>140 Bits used: <text:s/>486</text:p>
      <text:p text:style-name="Standard">Episode: <text:s/>7 Last t: <text:s/>149 Bits used: <text:s/>561</text:p>
      <text:p text:style-name="Standard">Episode: <text:s/>8 Last t: <text:s/>149 Bits used: <text:s/>484</text:p>
      <text:p text:style-name="Standard">Episode: <text:s/>9 Last t: <text:s/>149 Bits used: <text:s/>527</text:p>
      <text:p text:style-name="Standard">Episode: <text:s/>10 Last t: <text:s/>149 Bits used: <text:s/>539</text:p>
      <text:p text:style-name="Standard">Episode: <text:s/>11 Last t: <text:s/>149 Bits used: <text:s/>559</text:p>
      <text:p text:style-name="Standard">Episode: <text:s/>12 Last t: <text:s/>149 Bits used: <text:s/>519</text:p>
      <text:p text:style-name="Standard">Episode: <text:s/>13 Last t: <text:s/>149 Bits used: <text:s/>546</text:p>
      <text:p text:style-name="Standard">Episode: <text:s/>14 Last t: <text:s/>149 Bits used: <text:s/>505</text:p>
      <text:p text:style-name="Standard">Episode: <text:s/>15 Last t: <text:s/>149 Bits used: <text:s/>547</text:p>
      <text:p text:style-name="Standard">Episode finished after 69 timesteps</text:p>
      <text:p text:style-name="Standard">Episode: <text:s/>16 Last t: <text:s/>68 Bits used: <text:s/>228</text:p>
      <text:p text:style-name="Standard">Episode: <text:s/>17 Last t: <text:s/>149 Bits used: <text:s/>509</text:p>
      <text:p text:style-name="Standard">Episode: <text:s/>18 Last t: <text:s/>149 Bits used: <text:s/>496</text:p>
      <text:p text:style-name="Standard">Episode: <text:s/>19 Last t: <text:s/>149 Bits used: <text:s/>5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37:44.268706590</meta:creation-date>
    <dc:date>2019-02-11T16:39:18.715486145</dc:date>
    <meta:editing-duration>PT1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333" meta:character-count="1764" meta:non-whitespace-character-count="1355"/>
  </office:meta>
</office:document-meta>
</file>